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1" svg:font-family="Menlo-Regular"/>
    <style:font-face style:name="Arial Unicode MS1" svg:font-family="'Arial Unicode MS'" style:font-pitch="variable"/>
    <style:font-face style:name="Menlo-Regular" svg:font-family="Menlo-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_5f_-title">
      <style:graphic-properties fo:min-height="3.506cm"/>
    </style:style>
    <style:style style:name="pr7" style:family="presentation" style:parent-style-name="Default_5f_-outline1">
      <style:graphic-properties fo:min-height="11.929cm"/>
    </style:style>
    <style:style style:name="pr8" style:family="presentation" style:parent-style-name="Default_5f_-notes">
      <style:graphic-properties draw:fill-color="#ffffff" fo:min-height="13.364cm"/>
    </style:style>
    <style:style style:name="P1" style:family="paragraph">
      <style:paragraph-properties fo:text-align="start"/>
    </style:style>
    <style:style style:name="P2" style:family="paragraph">
      <style:paragraph-properties fo:margin-left="0cm" fo:margin-right="0cm" fo:text-indent="0cm"/>
    </style:style>
    <style:style style:name="P3" style:family="paragraph">
      <style:text-properties fo:font-size="20pt"/>
    </style:style>
    <style:style style:name="P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96pt" style:font-size-asian="44pt" style:font-size-complex="44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font-name="Arial" fo:font-size="96pt" style:font-name-asian="Menlo-Regular1" style:font-size-asian="44pt" style:font-name-complex="Menlo-Regular1" style:font-size-complex="44pt"/>
    </style:style>
    <style:style style:name="T6" style:family="text">
      <style:text-properties fo:font-variant="normal" fo:text-transform="none" fo:color="#000000" style:text-outline="false" style:text-line-through-style="none" style:text-line-through-type="none" style:font-name="Arial" fo:font-size="96pt" fo:font-style="normal" fo:text-shadow="none" style:text-underline-style="none" fo:font-weight="normal" style:letter-kerning="true" style:font-name-asian="Menlo-Regular1" style:font-size-asian="44pt" style:font-style-asian="normal" style:font-weight-asian="normal" style:font-name-complex="Menlo-Regular1"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mbiente</text:p>
          </draw:text-box>
        </draw:frame>
        <draw:frame presentation:style-name="pr2" draw:layer="layout" svg:width="25.199cm" svg:height="12.179cm" svg:x="1.4cm" svg:y="4.914cm" presentation:class="outline">
          <draw:text-box>
            <text:p>Instalar herramienta para manejar dependencias y proyectos</text:p>
            <text:list text:style-name="L2">
              <text:list-item>
                <text:p text:style-name="P1"><text:a xlink:href="http://leiningen.org/" xlink:type="simple">http://leiningen.org/</text:a></text:p>
              </text:list-item>
              <text:list-item>
                <text:p text:style-name="P1">Bajar el script</text:p>
              </text:list-item>
              <text:list-item>
                <text:p text:style-name="P1">Guardarlo en una ruta dentro de $PATH</text:p>
              </text:list-item>
              <text:list-item>
                <text:p text:style-name="P1">Dar permisos de ejecución</text:p>
              </text:list-item>
              <text:list-item>
                <text:p text:style-name="P1">Ejecutar primera vez (baja sus propias dependencia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mbiente</text:p>
          </draw:text-box>
        </draw:frame>
        <draw:frame presentation:style-name="pr2" draw:layer="layout" svg:width="25.199cm" svg:height="12.179cm" svg:x="1.4cm" svg:y="4.914cm" presentation:class="outline">
          <draw:text-box>
            <text:list text:style-name="L2">
              <text:list-item>
                <text:p text:style-name="P1">Instalar Light Table <text:a xlink:href="http://lighttable.com/" xlink:type="simple">http://lighttable.com/</text:a></text:p>
                <text:p text:style-name="P1"/>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l lenguaje Clojure</text:p>
          </draw:text-box>
        </draw:frame>
        <draw:frame presentation:style-name="pr2" draw:layer="layout" svg:width="25.199cm" svg:height="12.179cm" svg:x="1.4cm" svg:y="4.914cm" presentation:class="outline">
          <draw:text-box>
            <text:list text:style-name="L2">
              <text:list-item>
                <text:p text:style-name="P2">Clojure es un Lisp (List processing)</text:p>
              </text:list-item>
              <text:list-item>
                <text:p text:style-name="P2">Lenguaje monoiconico ??</text:p>
                <text:list>
                  <text:list-item>
                    <text:p text:style-name="P2">Datos y programas usan una misma representación</text:p>
                  </text:list-item>
                </text:list>
              </text:list-item>
              <text:list-item>
                <text:p text:style-name="P2">Funcional</text:p>
                <text:list>
                  <text:list-item>
                    <text:p text:style-name="P2">Es un estilo de programación que modela el proceso de computo deseado utilizando funciones y estructuras de datos inmutables.</text:p>
                  </text:list-item>
                  <text:list-item>
                    <text:p text:style-name="P2">La funciones pueden recibir funciones como parámetro</text:p>
                  </text:list-item>
                  <text:list-item>
                    <text:p text:style-name="P2">Las funciones pueden crear funciones que son regresadas como resultado de la función (higher order functions)</text:p>
                  </text:list-item>
                </text:list>
              </text:list-item>
              <text:list-item>
                <text:p text:style-name="P2">Tipos de dato dinámico (tipo script) </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El lenguaje Clojure</text:p>
          </draw:text-box>
        </draw:frame>
        <draw:frame presentation:style-name="pr5" draw:text-style-name="P1" draw:layer="layout" svg:width="25.199cm" svg:height="12.179cm" svg:x="1.4cm" svg:y="4.914cm" presentation:class="subtitle">
          <draw:text-box>
            <text:list text:style-name="L1">
              <text:list-item>
                <text:p text:style-name="P1">Lenguaje funcional que no fuerza la pureza de las funciones pero sí la promueve</text:p>
              </text:list-item>
              <text:list-item>
                <text:p text:style-name="P1">Promueve el orden y localización de la mutabilidad</text:p>
              </text:list-item>
              <text:list-item>
                <text:p text:style-name="P1">Ideal para crear DSL por medio de macro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l lenguaje Clojure</text:p>
          </draw:text-box>
        </draw:frame>
        <draw:frame presentation:style-name="pr2" draw:layer="layout" svg:width="25.199cm" svg:height="12.179cm" svg:x="1.4cm" svg:y="4.914cm" presentation:class="outline">
          <draw:text-box>
            <text:list text:style-name="L2">
              <text:list-item>
                <text:p>Ubicuo</text:p>
                <text:list>
                  <text:list-item>
                    <text:p>Máquina virtual java JVM</text:p>
                    <text:list>
                      <text:list-item>
                        <text:p>Aceptación y penetración en la industria</text:p>
                      </text:list-item>
                      <text:list-item>
                        <text:p>Librerías robustas y maduras</text:p>
                      </text:list-item>
                      <text:list-item>
                        <text:p>…</text:p>
                      </text:list-item>
                    </text:list>
                  </text:list-item>
                  <text:list-item>
                    <text:p>CLR</text:p>
                    <text:list>
                      <text:list-item>
                        <text:p>Ambiente windows .NET (uf..)</text:p>
                      </text:list-item>
                    </text:list>
                  </text:list-item>
                  <text:list-item>
                    <text:p>Java Script</text:p>
                    <text:list>
                      <text:list-item>
                        <text:p>Ubicuo</text:p>
                      </text:list-item>
                      <text:list-item>
                        <text:p>Desarrollo de código en el cliente</text:p>
                      </text:list-item>
                      <text:list-item>
                        <text:p>Tendencia en el servidor (Node.j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El lenguaje Clojure</text:p>
          </draw:text-box>
        </draw:frame>
        <draw:frame presentation:style-name="pr2" draw:layer="layout" svg:width="25.199cm" svg:height="12.179cm" svg:x="1.176cm" svg:y="4.437cm" presentation:class="outline" presentation:user-transformed="true">
          <draw:text-box>
            <text:list text:style-name="L2">
              <text:list-item>
                <text:p>Por su característica de ser un lisp y tener una comunidad vibrante y activa en un amplio espectro de aplicaciones.</text:p>
                <text:list>
                  <text:list-item>
                    <text:p>Big Data</text:p>
                    <text:list>
                      <text:list-item>
                        <text:p>Storm</text:p>
                      </text:list-item>
                      <text:list-item>
                        <text:p>Cascalog (Hadoop)</text:p>
                      </text:list-item>
                      <text:list-item>
                        <text:p>Flambo (Spark)</text:p>
                      </text:list-item>
                      <text:list-item>
                        <text:p>Monger (MongoDB)</text:p>
                      </text:list-item>
                      <text:list-item>
                        <text:p>Datomic</text:p>
                      </text:list-item>
                      <text:list-item>
                        <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506cm" svg:x="1.4cm" svg:y="0.837cm" presentation:class="title">
          <draw:text-box>
            <text:p>El lenguaje Clojure</text:p>
          </draw:text-box>
        </draw:frame>
        <draw:frame presentation:style-name="pr2" draw:layer="layout" svg:width="25.199cm" svg:height="12.179cm" svg:x="1.4cm" svg:y="4.914cm" presentation:class="outline">
          <draw:text-box>
            <text:list text:style-name="L2">
              <text:list-item>
                <text:list>
                  <text:list-item>
                    <text:p>Desarrollo WEB (server side)</text:p>
                    <text:list>
                      <text:list-item>
                        <text:p>Ring </text:p>
                      </text:list-item>
                      <text:list-item>
                        <text:p>Immutant</text:p>
                      </text:list-item>
                      <text:list-item>
                        <text:p>Compojure</text:p>
                      </text:list-item>
                      <text:list-item>
                        <text:p>Liberator</text:p>
                      </text:list-item>
                      <text:list-item>
                        <text:p>Hiccup </text:p>
                      </text:list-item>
                      <text:list-item>
                        <text:p>...</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_5f_" presentation:presentation-page-layout-name="AL1T1">
        <draw:frame presentation:style-name="pr6" draw:layer="layout" svg:width="25.199cm" svg:height="3.506cm" svg:x="1.4cm" svg:y="0.837cm" presentation:class="title">
          <draw:text-box>
            <text:p>El lenguaje ColjureScript</text:p>
          </draw:text-box>
        </draw:frame>
        <draw:frame presentation:style-name="pr7" draw:layer="layout" svg:width="25.199cm" svg:height="12.179cm" svg:x="1.118cm" svg:y="5.197cm" presentation:class="outline" presentation:user-transformed="true">
          <draw:text-box>
            <text:list text:style-name="L2">
              <text:list-item>
                <text:list>
                  <text:list-item>
                    <text:p>En el cliente (browser)</text:p>
                    <text:list>
                      <text:list-item>
                        <text:p>Om (librería para hacer componentes sobre React)</text:p>
                      </text:list-item>
                      <text:list-item>
                        <text:p>Reagent</text:p>
                      </text:list-item>
                      <text:list-item>
                        <text:p>Datalog</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3.506cm" svg:x="1.4cm" svg:y="0.837cm" presentation:class="title">
          <draw:text-box>
            <text:p>El lenguaje Clojure</text:p>
          </draw:text-box>
        </draw:frame>
        <draw:frame presentation:style-name="pr2" draw:layer="layout" svg:width="25.199cm" svg:height="12.179cm" svg:x="1.4cm" svg:y="4.914cm" presentation:class="outline" presentation:user-transformed="true">
          <draw:text-box>
            <text:list text:style-name="L2">
              <text:list-item>
                <text:p>http://nathanmarz.com/blog/interview-with-programmer-magazine.html</text:p>
                <text:list>
                  <text:list-item>
                    <text:p>Why you choose Clojure as the development language of Storm? Could you talk about your long practical experience about using this language (like its advantages and disadvantages)? Which feature won't appear in the Storm, if you were not using Clojure?</text:p>
                    <text:list>
                      <text:list-item>
                        <text:p>Clojure is the best language I've ever used, by far. I use it because it makes me vastly more productive by allowing me to easily use techniques like immutability and functional programming. Its dynamic nature by being Lisp-based ensures that I can always mold Clojure as necessary to formulate the best possible abstractions. Storm would not be any different if I didn't use Clojure, it just would have been far more painful to build.</text:p>
                        <text:p><text:s text:c="46"/>Nathan Marz.</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282cm" svg:y="5.031cm" presentation:class="outline" presentation:user-transformed="true">
          <draw:text-box>
            <text:list text:style-name="L2">
              <text:list-item>
                <text:p>Números</text:p>
                <text:list>
                  <text:list-item>
                    <text:p>Enteros (1 23 -11)</text:p>
                  </text:list-item>
                  <text:list-item>
                    <text:p>Reales? (3.14 5.23)</text:p>
                  </text:list-item>
                  <text:list-item>
                    <text:p>Racionales (¾ <text:s/>½ )</text:p>
                  </text:list-item>
                  <text:list-item>
                    <text:p>Los que la plataforma ofrezca (JVM, JavaScript, CLR) </text:p>
                  </text:list-item>
                  <text:list-item>
                    <text:p>Strings</text:p>
                    <text:list>
                      <text:list-item>
                        <text:p>“Esto es un String” <text:s/>“Juan”</text:p>
                        <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layer="layout" svg:width="25.199cm" svg:height="3.506cm" svg:x="1.4cm" svg:y="0.837cm" presentation:class="title">
          <draw:text-box>
            <text:p>Clojure Básico<text:tab/></text:p>
          </draw:text-box>
        </draw:frame>
        <draw:frame presentation:style-name="pr2" draw:layer="layout" svg:width="25.199cm" svg:height="12.179cm" svg:x="1.164cm" svg:y="5.25cm" presentation:class="outline" presentation:user-transformed="true">
          <draw:text-box>
            <text:list text:style-name="L2">
              <text:list-item>
                <text:p>Booleanos </text:p>
                <text:list>
                  <text:list-item>
                    <text:p>(true <text:s/>false)</text:p>
                  </text:list-item>
                </text:list>
              </text:list-item>
              <text:list-item>
                <text:p>Referencia a lo inexistente </text:p>
                <text:list>
                  <text:list-item>
                    <text:p>nil</text:p>
                  </text:list-item>
                </text:list>
              </text:list-item>
              <text:list-item>
                <text:p>Keywords</text:p>
                <text:list>
                  <text:list-item>
                    <text:p>Etiquetas como</text:p>
                    <text:list>
                      <text:list-item>
                        <text:p>:nombre <text:s text:c="4"/>:paterno <text:s text:c="3"/>:materno</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Estructuras de datos</text:p>
                <text:list>
                  <text:list-item>
                    <text:p>Vectores</text:p>
                    <text:list>
                      <text:list-item>
                        <text:p>Contenedor con acceso aleatorio por medio de indice (origen 0)</text:p>
                      </text:list-item>
                      <text:list-item>
                        <text:p>Puede contener cualquier combinación de datos o estructuras de datos</text:p>
                      </text:list-item>
                      <text:list-item>
                        <text:p>Se escribe utilizando el <text:s/>[ <text:s text:c="3"/>]</text:p>
                        <text:p/>
                        <text:p>Ej: <text:s text:c="2"/>[1 2 3] (vector con tres enteros)</text:p>
                        <text:p><text:s text:c="6"/>[“Juan” true [:paterno “Perez”]] (vector con 3 elementos String, booleano y Vector (con 2 elementos keyword y String)) </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list>
                  <text:list-item>
                    <text:p>Mapa</text:p>
                    <text:list>
                      <text:list-item>
                        <text:p>Estructura asociativa uno a uno entre un set de llaves a un set de valores (descripción discreta de una función dominio → rango</text:p>
                      </text:list-item>
                      <text:list-item>
                        <text:p>Las llaves pueden ser de cualquier tipo</text:p>
                      </text:list-item>
                      <text:list-item>
                        <text:p>Las llaves no se pueden repetir</text:p>
                      </text:list-item>
                      <text:list-item>
                        <text:p>Los valores pueden ser cualquier estructura de datos</text:p>
                      </text:list-item>
                      <text:list-item>
                        <text:p>Las llaves TAMBIÉN !</text:p>
                      </text:list-item>
                      <text:list-item>
                        <text:p>Se escribe con una secuencia (forzosamente par) de llave valor entre { }</text:p>
                        <text:p/>
                        <text:p>Ej: { } <text:s text:c="2"/>(mapa vacío)</text:p>
                        <text:p><text:s text:c="5"/>{0 0, <text:s text:c="2"/>1 1, <text:s/>2 4, <text:s/>3 9, <text:s/>4 16} (mapa parcial de la función cuadrado)</text:p>
                        <text:p><text:s text:c="4"/>{:nombre “Juan”</text:p>
                        <text:p><text:s text:c="5"/>:paterno “Perez”</text:p>
                        <text:p><text:s text:c="5"/>:nivel :platino</text:p>
                        <text:p><text:s text:c="5"/>:limite-credito 100000} <text:s/></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282cm" svg:y="5.032cm" presentation:class="outline" presentation:user-transformed="true">
          <draw:text-box>
            <text:list text:style-name="L2">
              <text:list-item>
                <text:list>
                  <text:list-item>
                    <text:p>Sets</text:p>
                    <text:list>
                      <text:list-item>
                        <text:p>Agrupamiento de datos NO repetidos</text:p>
                      </text:list-item>
                      <text:list-item>
                        <text:p>Se escribe usando #{ <text:s/>}</text:p>
                        <text:p/>
                        <text:p>Ej: <text:s/>#{1 2 3} (Conjunto con los enteros 1, 2 y 3)</text:p>
                        <text:p><text:s text:c="6"/>#{1 2 3 2} (es un error!! no se pueden repetir)</text:p>
                        <text:p><text:s text:c="6"/>#{“Juan” 14 true} <text:s/>(por qué no ;)</text:p>
                        <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list>
                  <text:list-item>
                    <text:p>Listas (estas son muy especiales porque son listas ;)</text:p>
                    <text:list>
                      <text:list-item>
                        <text:p>Agrupamiento de datos sin acceso aleatorio (linked-list)</text:p>
                      </text:list-item>
                      <text:list-item>
                        <text:p>Solo cuenta con 2 operaciones básicas “primero” y “resto” (first, rest)</text:p>
                      </text:list-item>
                      <text:list-item>
                        <text:p>Se VEN así:</text:p>
                        <text:list>
                          <text:list-item>
                            <text:p>(1 2 3) <text:s text:c="5"/>“lista con los enteros 1, 2 y 3”</text:p>
                          </text:list-item>
                          <text:list-item>
                            <text:p>(“Juan” :platino 100000) <text:s/>“lista con String, keyword y entero”</text:p>
                          </text:list-item>
                        </text:list>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Por qué son LISTAS ??</text:p>
                <text:list>
                  <text:list-item>
                    <text:p>Cuando el motor de ejecución de clojure se le entrega una lista para ser PROCESDA/EJECUTADA toma el primer elemento de la lista como operador/función y lo ejecuta dandole los siguientes elementos de la lista como argumentos.</text:p>
                    <text:p>Ej: <text:s text:c="4"/>(+ 1 2) <text:s/>“Es similar a suma(1,2) o 1+2”</text:p>
                    <text:p><text:s text:c="9"/>(&gt; 2 3) <text:s/>“Es false 2 no es mayor que 3”</text:p>
                    <text:p><text:s text:c="9"/>(if (&gt; 3 2) </text:p>
                    <text:p><text:s text:c="12"/><text:span text:style-name="T1">“</text:span><text:span text:style-name="T1">Sí-es-más-grande” </text:span></text:p>
                    <text:p><text:s text:c="12"/>“No-es-más-grande”)</text:p>
                    <text:p><text:s/>(if cond then-value else-valu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Acceso y manipulación de estructuras de datos</text:p>
                <text:list>
                  <text:list-item>
                    <text:p>Vectores (usando indice)</text:p>
                    <text:p><text:s text:c="9"/>Evaluando <text:s text:c="29"/>Resultado</text:p>
                    <text:list>
                      <text:list-item>
                        <text:p>(get [1000 2000 3000] 1) <text:s text:c="19"/><text:span text:style-name="T2">2000 <text:s/></text:span><text:span text:style-name="T3">“origen 0”</text:span></text:p>
                      </text:list-item>
                      <text:list-item>
                        <text:p><text:span text:style-name="T3">([“Juan” :platino :caballero 10000] 2) <text:s/></text:span><text:span text:style-name="T2">:caballero</text:span></text:p>
                        <text:list>
                          <text:list-item>
                            <text:p><text:span text:style-name="T3">Un vector como primer elemento de la lista lo entiende como “get” en el mismo</text:span></text:p>
                            <text:p><text:span text:style-name="T3"/></text:p>
                          </text:list-item>
                        </text:list>
                        <text:p><text:span text:style-name="T3"/></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presentation:user-transformed="true">
          <draw:text-box>
            <text:list text:style-name="L2">
              <text:list-item>
                <text:list>
                  <text:list-item>
                    <text:p>Sets </text:p>
                    <text:list>
                      <text:list-item>
                        <text:p>Los sets pueden ser cuestionados solo en cuanto a pertenencia (existencia)</text:p>
                        <text:list>
                          <text:list-item>
                            <text:p>(get #{10 20 30} 20) <text:s text:c="31"/><text:span text:style-name="T2">20</text:span></text:p>
                          </text:list-item>
                          <text:list-item>
                            <text:p><text:span text:style-name="T3">(get #{10 20 30} 0} <text:s text:c="33"/></text:span><text:span text:style-name="T2">nil</text:span></text:p>
                            <text:list>
                              <text:list-item>
                                <text:p><text:span text:style-name="T3">NO ES EL INDICE SINO EL VALOR!!</text:span></text:p>
                              </text:list-item>
                            </text:list>
                          </text:list-item>
                          <text:list-item>
                            <text:p><text:span text:style-name="T3">(#{“juan” “pedro” “luis”} “luis”) <text:s text:c="16"/></text:span><text:span text:style-name="T2">“luis”</text:span></text:p>
                            <text:list>
                              <text:list-item>
                                <text:p><text:span text:style-name="T3">Operación por defecto es </text:span><text:span text:style-name="T2">¿es miembro?</text:span></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283cm" svg:y="5.032cm" presentation:class="outline" presentation:user-transformed="true">
          <draw:text-box>
            <text:list text:style-name="L2">
              <text:list-item>
                <text:list>
                  <text:list-item>
                    <text:p>Mapas</text:p>
                    <text:list>
                      <text:list-item>
                        <text:p>Los mapas responden buscando la llave proporcionada y regresando el valor asociado o nil si la llave no existe en el SET de llaves</text:p>
                        <text:list>
                          <text:list-item>
                            <text:p>(get {:nombre “Juas” </text:p>
                          </text:list-item>
                          <text:list-item>
                            <text:p><text:s text:c="8"/>:paterno “Perez”</text:p>
                          </text:list-item>
                          <text:list-item>
                            <text:p><text:s text:c="8"/>:nivel <text:s text:c="5"/>:platino} :paterno) <text:s text:c="17"/><text:span text:style-name="T2">“Perez”</text:span></text:p>
                          </text:list-item>
                          <text:list-item>
                            <text:p><text:span text:style-name="T2"/></text:p>
                          </text:list-item>
                          <text:list-item>
                            <text:p><text:span text:style-name="T3">({:uno 1 :dos 2 :tres 3} :tres) <text:s text:c="22"/></text:span><text:span text:style-name="T3"><text:tab/></text:span><text:span text:style-name="T2">3</text:span></text:p>
                            <text:p><text:span text:style-name="T2"/></text:p>
                          </text:list-item>
                          <text:list-item>
                            <text:p><text:span text:style-name="T3">(:dos {:uno 1 :dos 2 :tres 2})</text:span><text:span text:style-name="T2"> <text:s text:c="21"/></text:span><text:span text:style-name="T2"><text:tab/></text:span><text:span text:style-name="T2">2</text:span> <text:s text:c="5"/></text:p>
                            <text:p><text:s text:c="4"/>¿cual es la función? ¿por qué? ¿para qué?</text:p>
                            <text:p><text:span text:style-name="T2">Más adelante...</text:span> <text:s text:c="8"/></text:p>
                          </text:list-item>
                        </text:list>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draw:text-box>
            <text:list text:style-name="L2">
              <text:list-item>
                <text:list>
                  <text:list-item>
                    <text:p>Listas</text:p>
                    <text:list>
                      <text:list-item>
                        <text:p>(get (1 2 3) 2) <text:s text:c="10"/>ERROR</text:p>
                      </text:list-item>
                      <text:list-item>
                        <text:p>(first (1 2 3)) <text:s text:c="15"/><text:span text:style-name="T2">1</text:span></text:p>
                      </text:list-item>
                      <text:list-item>
                        <text:p><text:span text:style-name="T3">(rest (1 2 3)) <text:s text:c="14"/></text:span><text:span text:style-name="T2">(2 3)</text:span></text:p>
                        <text:p><text:span text:style-name="T2"/></text:p>
                        <text:p><text:span text:style-name="T2">¿por qué no jala????</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list>
                  <text:list-item>
                    <text:p>Listas</text:p>
                    <text:list>
                      <text:list-item>
                        <text:p>(get (list 1 2 3) 2) <text:s text:c="10"/>ERROR</text:p>
                      </text:list-item>
                      <text:list-item>
                        <text:p>(first (list 1 2 3)) <text:s text:c="15"/><text:span text:style-name="T2">1</text:span></text:p>
                      </text:list-item>
                      <text:list-item>
                        <text:p><text:span text:style-name="T3">(rest '(1 2 3)) <text:s text:c="14"/></text:span><text:span text:style-name="T2">(2 3)</text:span></text:p>
                        <text:p><text:span text:style-name="T3"><text:s text:c="2"/></text:span><text:span text:style-name="T3">ojo ^ no se abre y cierra solo indica ES LISTA NO PROCESES</text:span></text:p>
                        <text:p><text:span text:style-name="T2"/></text:p>
                        <text:p><text:span text:style-name="T2">AHORA SÍ !</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Faltan los symbolos !!!</text:p>
              </text:list-item>
              <text:list-item>
                <text:p>¿Qué son? <text:s/></text:p>
                <text:list>
                  <text:list-item>
                    <text:p>Identificadores que se asocian a un valor</text:p>
                  </text:list-item>
                </text:list>
              </text:list-item>
              <text:list-item>
                <text:p>¿Cómo?</text:p>
                <text:list>
                  <text:list-item>
                    <text:p>(def pi 3.1416)</text:p>
                    <text:list>
                      <text:list-item>
                        <text:p>Asocia al simbolo “pi” con el número 3.1416</text:p>
                      </text:list-item>
                      <text:list-item>
                        <text:p>Son intercambiables:</text:p>
                        <text:p><text:s text:c="4"/>(+ 2 pi) <text:s text:c="7"/>===&gt; <text:s text:c="2"/>5.1416</text:p>
                      </text:list-item>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Uso de vectores para aparejar (binding) <text:s/>símbolos con valores</text:p>
                <text:list>
                  <text:list-item>
                    <text:p>En el lenguaje clojure con frecuencia se usa a un vector con PARAJAS simbolo ↔ valor para indicar la asociación del símbolo con el valor.</text:p>
                  </text:list-item>
                  <text:list-item>
                    <text:p>“def” se usa para hacer una asociación Global (se usa y se debe usar POCO)</text:p>
                    <text:list>
                      <text:list-item>
                        <text:p>(def e 2.718281)</text:p>
                      </text:list-item>
                    </text:list>
                  </text:list-item>
                  <text:list-item>
                    <text:p>“let” asocia símbolos a valores en un contexto</text:p>
                    <text:list>
                      <text:list-item>
                        <text:p>(let [radio 5</text:p>
                        <text:p><text:s text:c="7"/>pi <text:s text:c="2"/>3.14]</text:p>
                        <text:p><text:s text:c="3"/><text:span text:style-name="T2">(* pi (* radio radio))</text:span></text:p>
                        <text:p><text:s/>) <text:s text:c="2"/>; a) en cuanto se cierra el paréntesis del let los símbolos ya no están definidos</text:p>
                        <text:p><text:s text:c="5"/>; <text:s/>b) el valor total de la expresión let toma la última forma ejecutada</text:p>
                        <text:p><text:s text:c="5"/>; <text:s/>c) el punto y coma se usa para comentarios hasta el cambio de linea</text:p>
                        <text:p><text:s text:c="5"/>; <text:s/>d) sí las estructuras se llaman formas</text:p>
                        <text:p><text:s text:c="5"/>; <text:s/>e) la forma let termina “valiendo” 78.75 </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Uso del vectores para nombrar parámetros</text:p>
                <text:list>
                  <text:list-item>
                    <text:p>(def cuadrado (fn [n]</text:p>
                    <text:p><text:s text:c="25"/>(* n n)))</text:p>
                    <text:p/>
                  </text:list-item>
                  <text:list-item>
                    <text:p>fn CREA una función con ARITY 1 (un parámetro) que asocia al símbolo n, la función es asociada al símbolo cuadrado, para usarlo:</text:p>
                    <text:p><text:s text:c="6"/>(cuadrado 4) <text:s text:c="7"/>→ <text:s text:c="3"/><text:span text:style-name="T2">16</text:span></text:p>
                  </text:list-item>
                  <text:list-item>
                    <text:p><text:span text:style-name="T2"/></text:p>
                    <text:p><text:span text:style-name="T2">(</text:span><text:span text:style-name="T4">(fn [a b] (+ a b))</text:span><text:span text:style-name="T2"> 3 9) <text:s text:c="2"/>→ 12</text:span></text:p>
                    <text:p><text:span text:style-name="T3"><text:s text:c="4"/></text:span><text:span text:style-name="T3">El símbolo a se asocia al valor 3, b al 9 el resultado 12</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0.858cm" svg:y="5.016cm" presentation:class="outline" presentation:user-transformed="true">
          <draw:text-box>
            <text:list text:style-name="L2">
              <text:list-item>
                <text:p>(def nombre (fn [params...] body))</text:p>
              </text:list-item>
              <text:list-item>
                <text:p>(defn nombre [params...]</text:p>
                <text:p><text:s text:c="4"/>body)</text:p>
                <text:p/>
                <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4cm" svg:y="4.914cm" presentation:class="outline">
          <draw:text-box>
            <text:list text:style-name="L2">
              <text:list-item>
                <text:p>Manipulación de estructuras de datos</text:p>
                <text:list>
                  <text:list-item>
                    <text:p>Las estructuras de datos en clojure son inmutables</text:p>
                    <text:list>
                      <text:list-item>
                        <text:p>Ej: la funcion conj aumenta un elemento a una colección</text:p>
                        <text:p><text:s text:c="3"/>(conj [1 2 3] 4) <text:s text:c="4"/>→ <text:s/>[1 2 3 4]</text:p>
                      </text:list-item>
                      <text:list-item>
                        <text:p>Ojo: </text:p>
                        <text:p>(def v [1 2 3])</text:p>
                        <text:p>(conj v 4) <text:s text:c="2"/>→ [1 2 3 4]</text:p>
                      </text:list-item>
                      <text:list-item>
                        <text:p>¿Cuanto vale v?</text:p>
                      </text:list-item>
                      <text:list-item>
                        <text:p>[1 2 3] !!! porque son inmutables, lo que puedo hacer es redefinir v !!</text:p>
                        <text:p><text:s/>(def v (conj v 4)) <text:s/>→ Redefine v a: [1 2 3 4]</text:p>
                      </text:list-item>
                    </text:list>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4" draw:layer="layout" svg:width="25.199cm" svg:height="3.506cm" svg:x="1.4cm" svg:y="0.837cm" presentation:class="title">
          <draw:text-box>
            <text:p>Clojure Básico</text:p>
          </draw:text-box>
        </draw:frame>
        <draw:frame presentation:style-name="pr2" draw:layer="layout" svg:width="25.199cm" svg:height="12.179cm" svg:x="1.298cm" svg:y="5.015cm" presentation:class="outline" presentation:user-transformed="true">
          <draw:text-box>
            <text:list text:style-name="L2">
              <text:list-item>
                <text:p>Manipulación Mapas</text:p>
              </text:list-item>
              <text:list-item>
                <text:p>Similar al conj el assoc para mapas</text:p>
                <text:list>
                  <text:list-item>
                    <text:p>(def m {:uno 1 :dos 2})</text:p>
                    <text:p><text:s/>(assoc m :tres 3) <text:s text:c="2"/>→ {:uno 1 :dos 2 :tres 3}</text:p>
                  </text:list-item>
                </text:list>
              </text:list-item>
              <text:list-item>
                <text:p>Acceso a estructuras anidadas con get-in</text:p>
                <text:list>
                  <text:list-item>
                    <text:p>(def m {:nombre “juan” </text:p>
                    <text:p><text:s text:c="12"/>:direccion {:calle “insurgentes”</text:p>
                    <text:p><text:s text:c="30"/>:numero 1500}})</text:p>
                  </text:list-item>
                  <text:list-item>
                    <text:p>¿como saco el número?</text:p>
                    <text:p>(:numero (:direccion m))</text:p>
                    <text:p><text:s/>(get-in m [:direccion :numero])</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4" draw:layer="layout" svg:width="25.199cm" svg:height="3.506cm" svg:x="1.4cm" svg:y="0.837cm" presentation:class="title">
          <draw:text-box>
            <text:p>Clojure</text:p>
          </draw:text-box>
        </draw:frame>
        <draw:frame presentation:style-name="pr2" draw:layer="layout" svg:width="25.199cm" svg:height="12.179cm" svg:x="1.282cm" svg:y="5.031cm" presentation:class="outline" presentation:user-transformed="true">
          <draw:text-box>
            <text:list text:style-name="L2">
              <text:list-item>
                <text:p><text:a xlink:href="http://clojure.org/" xlink:type="simple">http://clojure.org/</text:a></text:p>
              </text:list-item>
              <text:list-item>
                <text:p><text:a xlink:href="http://clojure.org/cheatsheet" xlink:type="simple">http://clojure.org/cheatsheet</text:a></text:p>
              </text:list-item>
              <text:list-item>
                <text:p><text:a xlink:href="http://clojure.github.io/clojure/" xlink:type="simple">http://clojure.github.io/clojure/</text:a></text:p>
                <text:list>
                  <text:list-item>
                    <text:p>Es mejor una estructura de datos con 100 funciones que 10 estructuras de datos con 10 funciones cada una!!!</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4" draw:layer="layout" svg:width="25.199cm" svg:height="3.506cm" svg:x="1.4cm" svg:y="0.837cm" presentation:class="title">
          <draw:text-box>
            <text:p>Clojure manejo de estado</text:p>
          </draw:text-box>
        </draw:frame>
        <draw:frame presentation:style-name="pr2" draw:layer="layout" svg:width="25.199cm" svg:height="12.179cm" svg:x="1.382cm" svg:y="5.032cm" presentation:class="outline" presentation:user-transformed="true">
          <draw:text-box>
            <text:list text:style-name="L2">
              <text:list-item>
                <text:p>En clojure existen estructuras específicamente diseñadas para manejar la mutabilidad o estado</text:p>
              </text:list-item>
              <text:list-item>
                <text:p>No se debe usar “def” con redefiniciones</text:p>
              </text:list-item>
              <text:list-item>
                <text:p>El atomo para contar votos a artistas:</text:p>
                <text:list>
                  <text:list-item>
                    <text:p>(def contador (atom {}))</text:p>
                  </text:list-item>
                  <text:list-item>
                    <text:p><text:s/>Evento → voto por Luis Miguel</text:p>
                    <text:list>
                      <text:list-item>
                        <text:p>(swap! contador (fn [m]</text:p>
                        <text:p><text:s text:c="30"/>(let [n (get m “Luis Miguel” <text:span text:style-name="T4">0</text:span>)]</text:p>
                        <text:p><text:s text:c="32"/>(assoc m “Luis Miguel” (inc n)))))</text:p>
                      </text:list-item>
                      <text:list-item>
                        <text:p>(defn inc-voto [artista]</text:p>
                        <text:p><text:s text:c="4"/>(swap! contador update artista (fnil inc 0)))</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4" draw:layer="layout" svg:width="25.199cm" svg:height="3.506cm" svg:x="1.4cm" svg:y="0.837cm" presentation:class="title">
          <draw:text-box>
            <text:p>Clojure manejo de estado</text:p>
          </draw:text-box>
        </draw:frame>
        <draw:frame presentation:style-name="pr2" draw:layer="layout" svg:width="25.199cm" svg:height="12.179cm" svg:x="1.4cm" svg:y="4.914cm" presentation:class="outline">
          <draw:text-box>
            <text:list text:style-name="L2">
              <text:list-item>
                <text:p>Las funciones que se usan para modificar los átomos deben ser puras.</text:p>
              </text:list-item>
              <text:list-item>
                <text:p>Las funciones puras son las que TODO lo que saben del universo les llega por los parámetros Y NO modifican el mundo de NINGUNA manera, solo regresan un valor resultado.</text:p>
              </text:list-item>
              <text:list-item>
                <text:p>¿por qué? </text:p>
                <text:list>
                  <text:list-item>
                    <text:p>Porque los atomos no usan un esquema de bloqueo (lock) y es posible que el sistema ejecute la función más de una vez.</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4" draw:layer="layout" svg:width="25.199cm" svg:height="3.506cm" svg:x="1.4cm" svg:y="0.837cm" presentation:class="title">
          <draw:text-box>
            <text:p>Clojure puede ser Lazy</text:p>
          </draw:text-box>
        </draw:frame>
        <draw:frame presentation:style-name="pr2" draw:layer="layout" svg:width="25.199cm" svg:height="12.179cm" svg:x="1.305cm" svg:y="5.008cm" presentation:class="outline" presentation:user-transformed="true">
          <draw:text-box>
            <text:list text:style-name="L2">
              <text:list-item>
                <text:p>Lazy significa que el proceso de computo puede ser pospuesto hasta ser necesario</text:p>
                <text:list>
                  <text:list-item>
                    <text:p>Ej: (defn cuadrado [n]</text:p>
                    <text:p><text:s text:c="7"/>(println “calculando cuadrado de “ n) <text:s/></text:p>
                    <text:p><text:s text:c="7"/><text:span text:style-name="T2">(* n n)</text:span>)</text:p>
                  </text:list-item>
                  <text:list-item>
                    <text:p>(def cuadrados (map cuadrado (range 1 1000)))</text:p>
                  </text:list-item>
                  <text:list-item>
                    <text:p>(first cuadrados)</text:p>
                  </text:list-item>
                  <text:list-item>
                    <text:p>(second cuadrados) <text:s/>;!!! interesante no?</text:p>
                  </text:list-item>
                  <text:list-item>
                    <text:p>Para qué???</text:p>
                  </text:list-item>
                  <text:list-item>
                    <text:p>(def fib (cons 1 (cons 1 (lazy-seq (map + fib (rest <text:s/>fib))))))</text:p>
                  </text:list-item>
                  <text:list-item>
                    <text:p>(def fib2 (lazy-cat '(1N 1N) (map + fib2 (rest fib2))))</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4" draw:layer="layout" svg:width="25.199cm" svg:height="3.506cm" svg:x="0cm" svg:y="1.27cm" presentation:class="title" presentation:user-transformed="true">
          <draw:text-box>
            <text:p>Clojure puede ser Lazy</text:p>
          </draw:text-box>
        </draw:frame>
        <draw:frame presentation:style-name="pr2" draw:text-style-name="P5" draw:layer="layout" svg:width="25.199cm" svg:height="12.179cm" svg:x="1.128cm" svg:y="5.187cm" presentation:class="outline" presentation:user-transformed="true">
          <draw:text-box>
            <text:list text:style-name="L2">
              <text:list-item>
                <text:p text:style-name="P4"><text:span text:style-name="T5">Qsort que SOLO ejecuta lo necesario</text:span></text:p>
                <text:p text:style-name="P4"><text:span text:style-name="T5"><text:s/></text:span><text:span text:style-name="T5">(defn qsort [[p &amp; resto :as data]]</text:span></text:p>
                <text:p text:style-name="P4"><text:span text:style-name="T5"><text:s text:c="4"/></text:span><text:span text:style-name="T5">(if (seq data)</text:span></text:p>
                <text:p text:style-name="P4"><text:span text:style-name="T5"><text:s text:c="7"/></text:span><text:span text:style-name="T5">(lazy-cat (qsort (filter #(do </text:span></text:p>
                <text:p text:style-name="P4"><text:span text:style-name="T5"><text:s text:c="46"/></text:span><text:span text:style-name="T5">(println “es menor? <text:s/>“ % “ p:” p)</text:span></text:p>
                <text:p text:style-name="P4"><text:span text:style-name="T5"><text:s text:c="46"/></text:span><text:span text:style-name="T5">(&lt; % p)) resto)) </text:span></text:p>
                <text:p text:style-name="P4"><text:span text:style-name="T5"><text:s text:c="21"/></text:span><text:span text:style-name="T5">(list p) </text:span></text:p>
                <text:p text:style-name="P4"><text:span text:style-name="T5"><text:s text:c="21"/></text:span><text:span text:style-name="T5">(qsort (filter #(do</text:span></text:p>
                <text:p text:style-name="P4"><text:span text:style-name="T5"><text:s text:c="45"/></text:span><text:span text:style-name="T5">(println “es mayor= ? “ % “ p:” p)</text:span></text:p>
                <text:p text:style-name="P4"><text:span text:style-name="T5"><text:s text:c="45"/></text:span><text:span text:style-name="T5">(&gt;= % p)) resto)))))</text:span></text:p>
              </text:list-item>
            </text:list>
            <text:p text:style-name="P4"><text:span text:style-name="T6">(def v (vec (repeatedly 100 #(rand-int 1000))))</text:span></text:p>
            <text:p text:style-name="P4"><text:span text:style-name="T6">(reduce + v)</text:span></text:p>
            <text:p text:style-name="P4"><text:span text:style-name="T6">(reduce + (qsort v))</text:span></text:p>
            <text:p text:style-name="P4"><text:span text:style-name="T6">(qsort v)</text:span></text:p>
            <text:p text:style-name="P4"><text:span text:style-name="T6">(def X (qsort v)) <text:s text:c="2"/>; LAZY !!!!</text:span></text:p>
            <text:p text:style-name="P4"><text:span text:style-name="T6">(first X) <text:s text:c="3"/>; Ejecuta lo necesario del sort para obtener el menor</text:span></text:p>
            <text:p text:style-name="P4"><text:span text:style-name="T6">(take 5 X)</text:span></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4" draw:layer="layout" svg:width="25.199cm" svg:height="3.506cm" svg:x="1.4cm" svg:y="0.837cm" presentation:class="title">
          <draw:text-box>
            <text:p>La herencia de LISP</text:p>
          </draw:text-box>
        </draw:frame>
        <draw:frame presentation:style-name="pr2" draw:layer="layout" svg:width="25.199cm" svg:height="12.179cm" svg:x="1.4cm" svg:y="4.914cm" presentation:class="outline">
          <draw:text-box>
            <text:list text:style-name="L2">
              <text:list-item>
                <text:p>LISP se caracteriza por poder generar DSLs por contar con macros</text:p>
              </text:list-item>
              <text:list-item>
                <text:p>¿Qué son los macros?</text:p>
                <text:list>
                  <text:list-item>
                    <text:p>Funciones que manipulan código </text:p>
                  </text:list-item>
                  <text:list-item>
                    <text:p>El código resultante es entregado al compilador</text:p>
                  </text:list-item>
                  <text:list-item>
                    <text:p>Lo que ejecuta el usuario del programa es ese código compilado<text:tab/></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4" draw:layer="layout" svg:width="25.199cm" svg:height="3.506cm" svg:x="1.4cm" svg:y="0.837cm" presentation:class="title">
          <draw:text-box>
            <text:p>Macros</text:p>
          </draw:text-box>
        </draw:frame>
        <draw:frame presentation:style-name="pr2" draw:layer="layout" svg:width="25.199cm" svg:height="12.179cm" svg:x="1.4cm" svg:y="4.914cm" presentation:class="outline">
          <draw:text-box>
            <text:list text:style-name="L2">
              <text:list-item>
                <text:p>Usando funciones (requiero operar con los cuadrados)</text:p>
              </text:list-item>
              <text:list-item>
                <text:p><text:s text:c="2"/>(defn cuadradosF [xs]</text:p>
              </text:list-item>
              <text:list-item>
                <text:p><text:s text:c="4"/>(map #(* % %) xs))</text:p>
              </text:list-item>
              <text:list-item>
                <text:p><text:s text:c="2"/>(cuadradosF [1 2 3 4 6])</text:p>
              </text:list-item>
              <text:list-item>
                <text:p/>
              </text:list-item>
              <text:list-item>
                <text:p><text:s text:c="2"/>(defmacro cuadradosM [xs]</text:p>
              </text:list-item>
              <text:list-item>
                <text:p><text:s text:c="4"/>`(map #(* % %) ~xs))</text:p>
              </text:list-item>
              <text:list-item>
                <text:p><text:s text:c="2"/>(cuadradosM [1 2 3 4 5])</text:p>
              </text:list-item>
              <text:list-item>
                <text:p><text:s text:c="2"/>(macroexpand-1 '(cuadradosM [1 2 3 4 6]))</text:p>
                <text:list>
                  <text:list-item>
                    <text:p>(map #(* % %) [1 2 3 4 6]) <text:s/>; esto es lo que sale del macro !!!</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4" draw:layer="layout" svg:width="25.199cm" svg:height="3.506cm" svg:x="1.4cm" svg:y="0.837cm" presentation:class="title">
          <draw:text-box>
            <text:p>Librerias que usan Macros</text:p>
          </draw:text-box>
        </draw:frame>
        <draw:frame presentation:style-name="pr2" draw:layer="layout" svg:width="25.199cm" svg:height="12.179cm" svg:x="1.4cm" svg:y="4.914cm" presentation:class="outline">
          <draw:text-box>
            <text:list text:style-name="L2">
              <text:list-item>
                <text:p>Clojure core.match</text:p>
                <text:list>
                  <text:list-item>
                    <text:p>(let [x {:a 1 :b 2}]</text:p>
                  </text:list-item>
                  <text:list-item>
                    <text:p><text:s text:c="2"/>(match [x]</text:p>
                  </text:list-item>
                  <text:list-item>
                    <text:p><text:s text:c="4"/>[({:a _ :b 2} :only [:a :b])] :a0</text:p>
                  </text:list-item>
                  <text:list-item>
                    <text:p><text:s text:c="4"/>[{:a 1 :c _}] :a1</text:p>
                  </text:list-item>
                  <text:list-item>
                    <text:p><text:s text:c="4"/>[{:c 3 :d _ :e 4}] :a2</text:p>
                  </text:list-item>
                  <text:list-item>
                    <text:p><text:s text:c="4"/>:else nil))</text:p>
                  </text:list-item>
                  <text:list-item>
                    <text:p>:=&gt; :a0</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4" draw:layer="layout" svg:width="25.199cm" svg:height="3.506cm" svg:x="1.4cm" svg:y="0.837cm" presentation:class="title">
          <draw:text-box>
            <text:p>Librerias</text:p>
          </draw:text-box>
        </draw:frame>
        <draw:frame presentation:style-name="pr2" draw:layer="layout" svg:width="25.199cm" svg:height="12.179cm" svg:x="1.4cm" svg:y="4.914cm" presentation:class="outline">
          <draw:text-box>
            <text:list text:style-name="L2">
              <text:list-item>
                <text:p>core.logic</text:p>
              </text:list-item>
              <text:list-item>
                <text:p>core.async</text:p>
              </text:list-item>
              <text:list-item>
                <text:p>core.match</text:p>
              </text:list-item>
              <text:list-item>
                <text:p>Incanter (matemáticas R-like)</text:p>
              </text:list-item>
              <text:list-item>
                <text:p>core.matrix</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1" svg:font-family="Menlo-Regular"/>
    <style:font-face style:name="Arial Unicode MS1" svg:font-family="'Arial Unicode MS'" style:font-pitch="variable"/>
    <style:font-face style:name="Menlo-Regular" svg:font-family="Menlo-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elipe Gerard</meta:initial-creator>
    <meta:creation-date>2015-10-12T12:19:46.984585000</meta:creation-date>
    <dc:date>2015-11-25T18:34:37.972592000</dc:date>
    <dc:creator>Felipe Gerard</dc:creator>
    <meta:editing-duration>P6DT51M6S</meta:editing-duration>
    <meta:editing-cycles>11</meta:editing-cycles>
    <meta:generator>LibreOffice/4.3.2.2$MacOSX_X86_64 LibreOffice_project/edfb5295ba211bd31ad47d0bad0118690f76407d</meta:generator>
    <meta:document-statistic meta:object-count="169"/>
  </office:meta>
</office:document-meta>
</file>